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1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Transaction</text:p>
      <text:p text:style-name="Standard"/>
      <text:p text:style-name="Standard">search_transaction()</text:p>
      <text:p text:style-name="Standard">create_transaction()</text:p>
      <text:p text:style-name="Standard"/>
      <text:p text:style-name="Standard"/>
      <text:p text:style-name="Standard">2. Pool <text:s text:c="2"/>(dictionary obj)</text:p>
      <text:p text:style-name="Standard">push()</text:p>
      <text:p text:style-name="Standard">pop()</text:p>
      <text:p text:style-name="Standard">isEmpty()</text:p>
      <text:p text:style-name="Standard"/>
      <text:p text:style-name="Standard">3. pow()</text:p>
      <text:p text:style-name="Standard"/>
      <text:p text:style-name="Standard">4. get_addr_key()</text:p>
      <text:p text:style-name="Standard">记录每台主机的地址和公钥</text:p>
      <text:p text:style-name="Standard">公钥sk表</text:p>
      <text:p text:style-name="Standard">生成</text:p>
      <text:p text:style-name="P1">get_signature()</text:p>
      <text:p text:style-name="P1">verify_transaction()</text:p>
      <text:p text:style-name="P1">check_b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46:47.432240245</meta:creation-date>
    <dc:date>2018-11-06T19:48:24.501782378</dc:date>
    <meta:editing-duration>PT17M45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36" meta:character-count="192" meta:non-whitespace-character-count="184"/>
  </office:meta>
</office:document-meta>
</file>